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0">
            <text:p>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0">
            <text:p>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add/delete books (must work with all formats)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word tracker (which word is read right now)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search in books (words)/library(books)/web(books)</text:p>
          </table:table-cell>
          <table:table-cell table:style-name="ce5" office:value-type="float" office:value="10">
            <text:p>1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display "currently playing..." in status bar</text:p>
          </table:table-cell>
          <table:table-cell table:style-name="ce5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31">
            <text:p>3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number-columns-repeated="2" table:style-name="ce2" office:value-type="float" office:value="15">
            <text:p>1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0">
            <text:p>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4">
            <text:p>4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number-columns-repeated="2" table:style-name="ce2" office:value-type="float" office:value="2">
            <text:p>2</text:p>
          </table:table-cell>
          <table:table-cell table:style-name="ce11" office:value-type="date" office:date-value="2014-07-03">
            <text:p>0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/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35">
            <text:p>35</text:p>
          </table:table-cell>
          <table:table-cell table:style-name="ce10"/>
          <table:table-cell table:number-columns-repeated="1020"/>
        </table:table-row>
        <table:table-row table:style-name="ro3" table:number-rows-repeated="3">
          <table:table-cell table:style-name="Default" table:number-columns-repeated="4"/>
          <table:table-cell table:number-columns-repeated="102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12.07.2014</text:date>, <text:time>02:3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0M</meta:editing-duration>
    <meta:editing-cycles>32</meta:editing-cycles>
    <meta:generator>OpenOffice/4.1.0$Win32 OpenOffice.org_project/410m18$Build-9764</meta:generator>
    <dc:date>2014-07-12T02:36:52.50</dc:date>
    <dc:creator>F S</dc:creator>
    <meta:document-statistic meta:table-count="3" meta:cell-count="93" meta:object-count="0"/>
    <meta:user-defined meta:name="Info 1"/>
    <meta:user-defined meta:name="Info 2"/>
    <meta:user-defined meta:name="Info 3"/>
    <meta:user-defined meta:name="Info 4"/>
  </office:meta>
</office:document-meta>
</file>